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  <style:text-properties fo:color="#000000" style:font-name="Times New Roman"/>
    </style:style>
    <style:style style:name="P3" style:family="paragraph" style:parent-style-name="UC_5f_NormalAzul">
      <style:paragraph-properties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color="#000000" style:font-name="Times New Roman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0" style:family="paragraph" style:parent-style-name="Standard">
      <style:paragraph-properties style:snap-to-layout-grid="false"/>
      <style:text-properties fo:color="#000000" style:font-name="Times New Roman" fo:font-weight="bold" style:font-weight-asian="bold" style:font-weight-complex="bold"/>
    </style:style>
    <style:style style:name="P11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background-color="transparent"/>
    </style:style>
    <style:style style:name="P12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1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14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17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P18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19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20" style:family="paragraph" style:parent-style-name="UC_5f_Alternativa_20_2" style:list-style-name="WW8Num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21" style:family="paragraph" style:parent-style-name="Standard" style:master-page-name="Standard">
      <style:paragraph-properties style:page-number="auto"/>
      <style:text-properties style:font-name="Book Antiqua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paragraph-properties style:snap-to-layout-grid="false"/>
    </style:style>
    <style:style style:name="P24" style:family="paragraph" style:parent-style-name="Standard" style:list-style-name="L2"/>
    <style:style style:name="P25" style:family="paragraph" style:parent-style-name="Standard" style:list-style-name="L3">
      <style:paragraph-properties fo:margin-left="0in" fo:margin-right="0in" fo:text-indent="0in" style:auto-text-indent="false"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26" style:family="paragraph" style:parent-style-name="Standard" style:list-style-name="L3">
      <style:paragraph-properties fo:margin-left="0in" fo:margin-right="0in" fo:text-indent="0in" style:auto-text-indent="false" style:snap-to-layout-grid="false"/>
      <style:text-properties fo:color="#000000" style:font-name="Times New Roman" fo:language="es" fo:country="ES" fo:font-style="italic" fo:font-weight="normal" style:font-style-asian="italic" style:font-weight-asian="normal" style:language-complex="ar" style:country-complex="SA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0in" fo:text-indent="0in" style:auto-text-indent="false" style:snap-to-layout-grid="false"/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language="es" fo:country="ES" fo:font-weight="normal" style:font-weight-asian="normal" style:font-weight-complex="normal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text-line-through-style="none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ff" style:font-name="Times New Roman" fo:language="en" fo:country="US" fo:font-weight="bold" style:font-weight-asian="bold" style:font-weight-complex="bold"/>
    </style:style>
    <style:style style:name="T18" style:family="text">
      <style:text-properties fo:color="#0000ff" style:font-name="Times New Roman" fo:language="es" fo:country="ES" fo:font-weight="bold" style:font-weight-asian="bold" style:font-weight-complex="bold"/>
    </style:style>
    <style:style style:name="T19" style:family="text">
      <style:text-properties fo:color="#0000ff" fo:language="en" fo:country="US" fo:font-weight="bold" style:font-weight-asian="bold" style:font-weight-complex="bold"/>
    </style:style>
    <style:style style:name="T20" style:family="text">
      <style:text-properties fo:color="#0000ff" fo:language="es" fo:country="ES" fo:font-weight="bold" style:font-weight-asian="bold" style:font-weight-complex="bold"/>
    </style:style>
    <style:style style:name="T21" style:family="text">
      <style:text-properties fo:color="#0000ff" fo:font-weight="bold" style:font-weight-asian="bold"/>
    </style:style>
    <style:style style:name="T22" style:family="text">
      <style:text-properties fo:color="#2323dc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2323dc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4" style:family="text">
      <style:text-properties fo:color="#2323dc" style:font-name="Times New Roman" fo:font-weight="bold" style:font-weight-asian="bold" style:font-weight-complex="bold"/>
    </style:style>
    <style:style style:name="T25" style:family="text">
      <style:text-properties fo:color="#2323dc" fo:font-weight="bold" style:font-weight-asian="bold" style:font-weight-complex="bold"/>
    </style:style>
    <style:style style:name="T26" style:family="text">
      <style:text-properties style:text-underline-style="none"/>
    </style:style>
    <style:style style:name="T27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Nombre del Caso de U</text:span><text:span text:style-name="T10">so: </text:span><text:span text:style-name="UC_5f_NormalAzul_20_Car"><text:span text:style-name="T8">Ítem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4">SGC-DES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</text:span><text:span text:style-name="T10">jetivo:</text:span><text:span text:style-name="T4"> </text:span><text:span text:style-name="UC_5f_NormalAzul_20_Car"><text:span text:style-name="T5">Proporcionar al usuario la interfaz de “Ítem” en la que se le permite elegir el proyecto, y pudiendo derivar al mismo a las interfaces de “Crear ítem”, “Modificar ítem”, “Versionar ítem”, “Eliminar ítem” y “Resucitar ítem”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 </text:span><text:span text:style-name="UC_5f_NormalAzul_20_Car"><text:span text:style-name="T5">El usuario debe haber seleccionado la opción “Ítem” en la interfaz “Módulo de Desarrollo”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 </text:span><text:span text:style-name="T13">Un proyecto </text:span><text:span text:style-name="T13">debe estar seleccionado.</text:span>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6">CURSO NORMAL (Camino Exitoso)</text:span><text:span text:style-name="T3"> </text:span></text:p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6">Usuario</text:p>
          </table:table-cell>
          <table:table-cell table:style-name="Table1.A1" office:value-type="string">
            <text:p text:style-name="P6">Sistema</text:p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office:value-type="string">
            <text:list xml:id="list28558286" text:style-name="L1">
              <text:list-item>
                <text:p text:style-name="P22"><text:span text:style-name="T26">D</text:span>espliega la interfaz “Ítem” con las opciones: “Crear ítem”,</text:p>
                <text:p text:style-name="P22">“Modificar ítem”,</text:p>
                <text:p text:style-name="P22">“Versionar ítem”,</text:p>
                <text:p text:style-name="P22">“Eliminar ítem”,</text:p>
                <text:p text:style-name="P22">“Resucitar ítem”.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list xml:id="list28561494" text:continue-numbering="true" text:style-name="L1">
              <text:list-item>
                <text:p text:style-name="P23"><text:span text:style-name="T5">Realiza</text:span><text:span text:style-name="T8"> una </text:span><text:span text:style-name="T7">búsqueda de Proyecto </text:span><text:span text:style-name="T8">(ir al Caso de Uso </text:span><text:span text:style-name="Default_20_Paragraph_20_Font"><text:span text:style-name="T15">SGC-ADM-01-0</text:span></text:span><text:span text:style-name="Default_20_Paragraph_20_Font"><text:span text:style-name="T14">5</text:span></text:span><text:span text:style-name="T8">)</text:span></text:p>
              </text:list-item>
            </text:list>
          </table:table-cell>
          <table:table-cell table:style-name="Table1.B3" office:value-type="string">
            <text:p text:style-name="P10"/>
          </table:table-cell>
        </table:table-row>
        <table:table-row table:style-name="Table1.4">
          <table:table-cell table:style-name="Table1.A3" office:value-type="string">
            <text:list xml:id="list28551785" text:continue-numbering="true" text:style-name="L1">
              <text:list-item>
                <text:p text:style-name="P23">Realiza una <text:span text:style-name="T2">búsqueda de ítem</text:span> (ir al Caso de Uso <text:span text:style-name="T25">SGC-DES-02-06</text:span>).</text:p>
              </text:list-item>
            </text:list>
          </table:table-cell>
          <table:table-cell table:style-name="Table1.B3" office:value-type="string">
            <text:p text:style-name="P10"/>
          </table:table-cell>
        </table:table-row>
        <table:table-row table:style-name="Table1.4">
          <table:table-cell table:style-name="Table1.A3" office:value-type="string">
            <text:list xml:id="list28546522" text:continue-numbering="true" text:style-name="L1">
              <text:list-item>
                <text:p text:style-name="P22">Selecciona oprimiendo uno de los botones alternativos:<text:line-break/>“Crear ítem”,</text:p>
                <text:p text:style-name="P22">“Modificar ítem”,</text:p>
                <text:p text:style-name="P22">“Versionar ítem”,</text:p>
                <text:p text:style-name="P22">“Eliminar ítem”,</text:p>
                <text:p text:style-name="P22">“Resucitar ítem”.</text:p>
              </text:list-item>
            </text:list>
          </table:table-cell>
          <table:table-cell table:style-name="Table1.B3" office:value-type="string">
            <text:p text:style-name="P8"/>
          </table:table-cell>
        </table:table-row>
        <table:table-row table:style-name="Table1.4">
          <table:table-cell table:style-name="Table1.A3" office:value-type="string">
            <text:p text:style-name="P9"/>
          </table:table-cell>
          <table:table-cell table:style-name="Table1.B3" office:value-type="string">
            <text:list xml:id="list28556606" text:style-name="L2">
              <text:list-item>
                <text:p text:style-name="P24">Despliega la interfaz de la opción seleccionada.</text:p>
              </text:list-item>
            </text:list>
          </table:table-cell>
        </table:table-row>
      </table:table>
      <text:p text:style-name="P7"/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28554988" text:style-name="WW8Num8">
              <text:list-item>
                <text:p text:style-name="P11"><text:span text:style-name="T2"><text:s/></text:span>Cancelar.</text:p>
                <text:p text:style-name="P19"><text:span text:style-name="Default_20_Paragraph_20_Font"><text:span text:style-name="T11">En el paso 4, <text:s/>el usuario oprime el botón “Cancelar”, no se realizará ninguna acción y se volverá a la interfaz anterior.</text:span></text:span></text:p>
                <text:p text:style-name="P13"><text:span text:style-name="Default_20_Paragraph_20_Font"><text:span text:style-name="T16"/></text:span></text:p>
              </text:list-item>
              <text:list-item>
                <text:p text:style-name="P12">Crear ítem</text:p>
                <text:p text:style-name="P20"><text:span text:style-name="T8">En el paso 4, </text:span><text:span text:style-name="Default_20_Paragraph_20_Font"><text:span text:style-name="T11">el usuario oprime el botón</text:span></text:span><text:span text:style-name="T8"> “Crear ítem”. (Ir al Caso de Uso</text:span><text:span text:style-name="T5"> </text:span><text:span text:style-name="T18">SGC-DES</text:span><text:span text:style-name="T17">-</text:span><text:span text:style-name="T18">02-01</text:span><text:span text:style-name="T9">).</text:span></text:p>
                <text:p text:style-name="P12"/>
              </text:list-item>
            </text:list>
            <text:p text:style-name="P14"><text:soft-page-break/></text:p>
            <text:list xml:id="list28553982" text:continue-numbering="true" text:style-name="WW8Num8">
              <text:list-item>
                <text:p text:style-name="P12">Modificar ítem</text:p>
                <text:p text:style-name="P20"><text:span text:style-name="Default_20_Paragraph_20_Font"><text:span text:style-name="T11">En el paso 4, el usuario oprime el botón “Modificar ítem”. (Ir al Caso de Uso </text:span></text:span><text:span text:style-name="Default_20_Paragraph_20_Font"><text:span text:style-name="T22">SGC-DES-02-02</text:span></text:span><text:span text:style-name="Default_20_Paragraph_20_Font"><text:span text:style-name="T11">). </text:span></text:span></text:p>
              </text:list-item>
            </text:list>
            <text:p text:style-name="P17"><text:span text:style-name="Default_20_Paragraph_20_Font"><text:span text:style-name="T14"/></text:span></text:p>
            <text:list xml:id="list28547044" text:continue-numbering="true" text:style-name="WW8Num8">
              <text:list-item>
                <text:p text:style-name="P15">Versionar ítem</text:p>
                <text:p text:style-name="P20"><text:span text:style-name="Default_20_Paragraph_20_Font"><text:span text:style-name="T12">En el paso 4, el usuario oprime el botón “Versionar ítem”. (Ir al Caso de Uso </text:span></text:span><text:span text:style-name="Default_20_Paragraph_20_Font"><text:span text:style-name="T23">SGC-DES-01-03</text:span></text:span><text:span text:style-name="Default_20_Paragraph_20_Font"><text:span text:style-name="T12">).</text:span></text:span></text:p>
                <text:p text:style-name="P18"><text:span text:style-name="Default_20_Paragraph_20_Font"><text:span text:style-name="T14"/></text:span></text:p>
              </text:list-item>
              <text:list-item>
                <text:p text:style-name="P16">Eliminar ítem</text:p>
                <text:p text:style-name="P20"><text:span text:style-name="Default_20_Paragraph_20_Font"><text:span text:style-name="T12">En el paso 4, el usuario oprime el botón “Eliminar ítem”. (Ir al Caso de Uso </text:span></text:span><text:span text:style-name="Default_20_Paragraph_20_Font"><text:span text:style-name="T23">SGC-DES-01-04</text:span></text:span><text:span text:style-name="Default_20_Paragraph_20_Font"><text:span text:style-name="T12">).</text:span></text:span></text:p>
              </text:list-item>
            </text:list>
            <text:p text:style-name="P17"><text:span text:style-name="Default_20_Paragraph_20_Font"><text:span text:style-name="T14"/></text:span></text:p>
            <text:list xml:id="list28566598" text:continue-numbering="true" text:style-name="WW8Num8">
              <text:list-item>
                <text:p text:style-name="P15">Resucitar ítem</text:p>
                <text:p text:style-name="P20"><text:span text:style-name="Default_20_Paragraph_20_Font"><text:span text:style-name="T12">En el paso 4, el usuario oprime el botón “Resucitar ítem”. (Ir al Caso de Uso </text:span></text:span><text:span text:style-name="Default_20_Paragraph_20_Font"><text:span text:style-name="T23">SGC-DES-01-05</text:span></text:span><text:span text:style-name="Default_20_Paragraph_20_Font"><text:span text:style-name="T12">).</text:span></text:span></text:p>
                <text:p text:style-name="P18"><text:span text:style-name="Default_20_Paragraph_20_Font"><text:span text:style-name="T12"/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list xml:id="list28568271" text:style-name="L3">
              <text:list-header>
                <text:p text:style-name="P25">2.1-Error de con<text:span text:style-name="T13">exión con la base de datos. Se redirige al Caso de Uso Modulo de Desarrollo (ir al Caso de Uso </text:span><text:span text:style-name="T21">SGC-DES</text:span><text:span text:style-name="T13">).</text:span></text:p>
                <text:list>
                  <text:list-header>
                    <text:p text:style-name="P26">4.1-Si el Usuario oprime el botón “Modificar ítem”, “Versionar de ítem”, “Eliminar de ítem” o “Resucitar de ítem” sin haber seleccionado un proyecto y/o un tipo de ítem , se despliega un mensaje de error: “No se ha seleccionado el proyecto y/o tipo de ítem.”.</text:p>
                    <text:p text:style-name="P27"/>
                  </text:list-header>
                </text:list>
              </text:list-header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</text:p>
            <text:p text:style-name="P8"><text:span text:style-name="T20">SGC-DES</text:span><text:span text:style-name="T19">-</text:span><text:span text:style-name="T20">02-01</text:span></text:p>
            <text:p text:style-name="P2"><text:span text:style-name="T20">SGC-DES</text:span><text:span text:style-name="T19">-</text:span><text:span text:style-name="T20">02-02</text:span></text:p>
            <text:p text:style-name="P2"><text:span text:style-name="T20">SGC-DES</text:span><text:span text:style-name="T19">-</text:span><text:span text:style-name="T20">02-03</text:span></text:p>
            <text:p text:style-name="P2"><text:span text:style-name="T20">SGC-DES</text:span><text:span text:style-name="T19">-</text:span><text:span text:style-name="T20">02-04</text:span></text:p>
            <text:p text:style-name="P2"><text:span text:style-name="T20">SGC-DES</text:span><text:span text:style-name="T19">-</text:span><text:span text:style-name="T20">02-05</text:span></text:p>
          </table:table-cell>
        </table:table-row>
        <table:table-row table:style-name="Tabla5.2">
          <table:table-cell table:style-name="Tabla5.A1" office:value-type="string">
            <text:p text:style-name="Standard">Asociaciones de Inclusión: <text:span text:style-name="T18">SGC-ADM-01-05</text:span><text:span text:style-name="T27">, </text:span><text:span text:style-name="T18">SGC-DES-02-06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T18">SGC-DES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25">RF-73</text:span>, <text:s/><text:span text:style-name="T25">RF-81</text:span>, <text:span text:style-name="T25">RF-85</text:span>, <text:span text:style-name="T25">RF-87</text:span>, <text:span text:style-name="T25">RF-89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79</meta:editing-cycles>
    <meta:editing-duration>PT4H48M47S</meta:editing-duration>
    <dc:date>2014-03-17T08:40:24.01</dc:date>
    <meta:generator>LibreOffice/3.5$Windows_x86 LibreOffice_project/7e68ba2-a744ebf-1f241b7-c506db1-7d53735</meta:generator>
    <meta:document-statistic meta:table-count="5" meta:image-count="0" meta:object-count="0" meta:page-count="2" meta:paragraph-count="49" meta:word-count="383" meta:character-count="2004" meta:non-whitespace-character-count="2054"/>
  </office:meta>
</office:document-meta>
</file>